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 officeooo:paragraph-rsid="0007904a"/>
    </style:style>
    <style:style style:name="P2" style:family="paragraph" style:parent-style-name="Heading_20_1">
      <style:text-properties officeooo:paragraph-rsid="0007904a"/>
    </style:style>
    <style:style style:name="P3" style:family="paragraph" style:parent-style-name="Text_20_body">
      <style:paragraph-properties fo:orphans="2" fo:widows="2"/>
      <style:text-properties style:font-name="DejaVu Serif" officeooo:paragraph-rsid="0007904a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7904a"/>
    </style:style>
    <style:style style:name="P5" style:family="paragraph" style:parent-style-name="Heading_20_2">
      <style:text-properties officeooo:paragraph-rsid="0007904a"/>
    </style:style>
    <style:style style:name="P6" style:family="paragraph" style:parent-style-name="Heading_20_2">
      <style:paragraph-properties fo:orphans="2" fo:widows="2"/>
      <style:text-properties style:font-name="DejaVu Serif" officeooo:paragraph-rsid="0007904a"/>
    </style:style>
    <style:style style:name="T1" style:family="text">
      <style:text-properties officeooo:rsid="0007904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geu</text:h>
      <text:section text:style-name="Sect1" text:name="Seção799">
        <text:h text:style-name="P6" text:outline-level="2">AGEU [<text:span text:style-name="T1">1</text:span>]</text:h>
        <text:p text:style-name="P3"><text:bookmark text:name="cap1131"/>1 No segundo ano do rei Dario, no sexto mês, no primeiro dia do mês, veio a palavra de Iavé, por intermédio do profeta Ageu, a Zorobabel, governador de Judá, filho de Sealtiel, e a Josué, o sumo sacerdote, filho de Jeozadaque, dizendo:</text:p>
        <text:p text:style-name="P4">2 Assim fala Iavé dos exércitos, dizendo: Este povo diz: Não veio ainda o tempo, o tempo de se edificar a casa de Iavé.</text:p>
        <text:p text:style-name="P4">3 Veio, pois, a palavra de Iavé, por intermédio do profeta Ageu, dizendo:</text:p>
        <text:p text:style-name="P4">4 Acaso é tempo de habitardes nas vossas casas forradas, enquanto esta casa fica desolada?</text:p>
        <text:p text:style-name="P4">5 Ora pois, assim diz Iavé dos exércitos: Considerai os vossos caminhos.</text:p>
        <text:p text:style-name="P4">6 Tendes semeado muito, e recolhido pouco; comeis, mas não vos fartais; bebeis, mas não vos saciais; vestis-vos, mas ninguém se aquece; e o que recebe salário, recebe-o para o meter num saco furado.</text:p>
        <text:p text:style-name="P4">7 Assim diz Iavé dos exércitos: Considerai os vossos caminhos.</text:p>
        <text:p text:style-name="P4">8 Subi ao monte, e trazei madeira, e edificai a casa; e dela me deleitarei, e serei glorificado, diz Iavé.</text:p>
        <text:p text:style-name="P4">9 Esperastes o muito, mas eis que veio a ser pouco; e esse pouco, quando o trouxestes para casa, eu o dissipei com um assopro. Por que causa? diz Iavé dos exércitos. Por causa da minha casa, que está em ruínas, enquanto correis, cada um de vós, à sua propria casa.</text:p>
        <text:p text:style-name="P4">10 Por isso os céus por cima de vós retêm o orvalho, e a terra retém os seus frutos.</text:p>
        <text:p text:style-name="P4">11 E mandei vir a seca sobre a terra, e sobre as colinas, sobre o trigo e o mosto e o azeite, e sobre tudo o que a terra produz; como também sobre os homens e os animais, e sobre todo o seu trabalho.</text:p>
        <text:p text:style-name="P4">12 Então Zorobabel, filho de Sealtiel, e o sumo sacerdote Josué, filho de Jeozadaque, juntamente com todo o resto do povo, obedeceram a voz de Iavé seu Deus, e as palavras do profeta Ageu, como Iavé seu Deus o tinha enviado; e temeu o povo diante de Iavé.</text:p>
        <text:p text:style-name="P4">13 Então Ageu, o mensageiro de Iavé, falou ao povo, conforme a mensagem de Iavé, dizendo: Eu sou convosco, e diz Iavé.</text:p>
        <text:p text:style-name="P4">14 E Iavé suscitou o espírito do governador de Judá Zorobabel, filho de Sealtiel, e o espírito do sumo sacerdote Josué, filho de Jeozadaque, e o espírito de todo o resto do povo; e eles vieram, e começaram a trabalhar na casa de Iavé dos exércitos, seu Deus,</text:p>
        <text:p text:style-name="P4">15 ao vigésimo quarto dia do sexto mês.</text:p>
      </text:section>
      <text:section text:style-name="Sect1" text:name="Seção800">
        <text:h text:style-name="P5" text:outline-level="2"><text:bookmark text:name="cap2126"/>AGEU [2]</text:h>
        <text:p text:style-name="P4">1 No segundo ano do rei Dario, no sétimo mês, ao vigésimo primeiro do mês, veio a palavra de Iavé por intermédio do profeta Ageu, dizendo:</text:p>
        <text:p text:style-name="P4">2 Fala agora ao governador de Judá, Zorobabel, filho de Sealtiel, e ao sumo sacerdote Josué, filho de Jeozadaque, e ao resto do povo, dizendo:</text:p>
        <text:p text:style-name="P4"><text:soft-page-break/>3 Quem há entre vós, dos sobreviventes, que viu esta casa na sua primeira glória? Em que estado a vedes agora? Não é como nada em vossos olhos?</text:p>
        <text:p text:style-name="P4">4 Ora, pois, esforça-te, Zorobabel, diz Iavé, e esforça-te, sumo sacerdote Josué, filho de Jeozadaque, e esforçai-vos, todo o povo da terra, diz Iavé, e trabalhai; porque eu sou convosco, diz Iavé dos exércitos,</text:p>
        <text:p text:style-name="P4">5 segundo o pacto que fiz convosco, quando saístes do Egito, e o meu Espírito habita no meio de vós; não temais.</text:p>
        <text:p text:style-name="P4">6 Pois assim diz Iavé dos exércitos; Ainda uma vez, daqui a pouco, e abalarei os céus e a terra, o mar e a terra seca.</text:p>
        <text:p text:style-name="P4">7 Abalarei todas as nações; e as coisas preciosas de todas as nações virão, e encherei de glória esta casa, diz Iavé dos exércitos.</text:p>
        <text:p text:style-name="P4">8 Minha é a prata, e meu é o ouro, diz Iavé dos exércitos.</text:p>
        <text:p text:style-name="P4">9 A glória desta última casa será maior do que a da primeira, diz Iavé dos exércitos; e neste lugar darei a paz, diz Iavé dos exércitos.</text:p>
        <text:p text:style-name="P4">10 Ao vigésimo quarto dia do mês nono, no segundo ano de Dario, veio a palavra de Iavé ao profeta Ageu, dizendo:</text:p>
        <text:p text:style-name="P4">11 Assim diz Iavé dos exércitos: Pergunta agora aos sacerdotes, acerca da lei, dizendo:</text:p>
        <text:p text:style-name="P4">12 Se alguém levar na aba de suas vestes carne santa, e com a sua aba tocar no pão, ou no guisado, ou no vinho, ou no azeite, ou em qualquer outro mantimento, ficará este santificado? E os sacerdotes responderam: Não.</text:p>
        <text:p text:style-name="P4">13 Então perguntou Ageu: Se alguém, que for contaminado pelo contato com o corpo morto, tocar nalguma destas coisas, ficará ela imunda? E os sacerdotes responderam: Ficará imunda.</text:p>
        <text:p text:style-name="P4">14 Ao que respondeu Ageu, dizendo: Assim é este povo, e assim é esta nação diante de mim, diz Iavé; assim é toda a obra das suas mãos; e tudo o que ali oferecem imundo é.</text:p>
        <text:p text:style-name="P4">15 Agora considerai o que acontece desde aquele dia. Antes que se lançasse pedra sobre pedra no templo de Iavé,</text:p>
        <text:p text:style-name="P4">16 quando alguém vinha a um montão de trigo de vinte medidas, havia somente dez; quando vinha ao lagar para tirar cinqüenta, havia somente vinte.</text:p>
        <text:p text:style-name="P4">17 Feri-vos com mangra, e com ferrugem, e com saraiva, em todas as obras das vossas mãos; e não houve entre vós quem voltasse para mim, diz Iavé.</text:p>
        <text:p text:style-name="P4">18 Considerai, pois, eu vos rogo, desde este dia em diante, desde o vigésimo quarto dia do mês nono, desde o dia em que se lançaram os alicerces do templo de Iavé, sim, considerai essas coisas.</text:p>
        <text:p text:style-name="P4">19 Está ainda semente no celeiro? A videira, a figueira, a romeira, e a oliveira ainda não dão os seus frutos? Desde este dia hei de vos abençoar.</text:p>
        <text:p text:style-name="P4">20 Veio pela segunda vez a palavra de Iavé a Ageu, aos vinte e quatro do mês, dizendo:</text:p>
        <text:p text:style-name="P4">21 Fala a Zorobabel, governador de Judá, dizendo: Abalarei os céus e a terra;</text:p>
        <text:p text:style-name="P4">22 e derrubarei o trono dos reinos, e destruirei a força dos reinos das nações; destruirei o carro e os que nele andam; os cavalos e os seus cavaleiros cairão, cada um pela espada do seu irmão.</text:p>
        <text:p text:style-name="P4"><text:soft-page-break/>23 Naquele dia, diz Iavé dos exércitos, tomar-te-ei, ó Zorobabel, servo meu, filho de Sealtiel, diz Iavé, e te farei como um anel de selar; porque te escolhi, diz Iavé dos exércitos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style:line-height-at-least="0.019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5:46:19.693509661</meta:creation-date>
    <dc:date>2023-07-25T15:47:12.161204480</dc:date>
    <meta:editing-duration>PT53S</meta:editing-duration>
    <meta:editing-cycles>1</meta:editing-cycles>
    <meta:document-statistic meta:table-count="0" meta:image-count="0" meta:object-count="0" meta:page-count="3" meta:paragraph-count="41" meta:word-count="1021" meta:character-count="5424" meta:non-whitespace-character-count="4444"/>
    <meta:generator>LibreOffice/6.0.3.2$Linux_X86_64 LibreOffice_project/00m0$Build-2</meta:generator>
  </office:meta>
</office:document-meta>
</file>